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ransect along flush into turlough 2020-08-0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3.041772" calcext:value-type="float">
            <text:p>53.041772</text:p>
          </table:table-cell>
          <table:table-cell office:value-type="float" office:value="-9.052638" calcext:value-type="float">
            <text:p>-9.052638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Off road, top of flow into turlough Patch of bog with Sphagnum spp.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3.041563" calcext:value-type="float">
            <text:p>53.041563</text:p>
          </table:table-cell>
          <table:table-cell office:value-type="float" office:value="-9.05237" calcext:value-type="float">
            <text:p>-9.05237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Very thin peat (&lt;50mm) over rock and some bare rock.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3.041503" calcext:value-type="float">
            <text:p>53.041503</text:p>
          </table:table-cell>
          <table:table-cell office:value-type="float" office:value="-9.052371" calcext:value-type="float">
            <text:p>-9.052371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Pool over rock, thin layer of peat material.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3.041504" calcext:value-type="float">
            <text:p>53.041504</text:p>
          </table:table-cell>
          <table:table-cell office:value-type="float" office:value="-9.05223" calcext:value-type="float">
            <text:p>-9.05223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Flowing over rock, some algae in water.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3.041413" calcext:value-type="float">
            <text:p>53.041413</text:p>
          </table:table-cell>
          <table:table-cell office:value-type="float" office:value="-9.052058" calcext:value-type="float">
            <text:p>-9.052058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Small pool at end of patch of peat soil over rock, 50-300mm depths in hummocks.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3.041053" calcext:value-type="float">
            <text:p>53.041053</text:p>
          </table:table-cell>
          <table:table-cell office:value-type="float" office:value="-9.05186" calcext:value-type="float">
            <text:p>-9.05186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Open water in turlough at edge. Over bare rock with some alga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23:23:13.8195173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8T21:47:49.800476645</meta:creation-date>
    <meta:generator>LibreOffice/7.2.5.1$Linux_X86_64 LibreOffice_project/20$Build-1</meta:generator>
    <dc:date>2022-08-04T23:23:25.586316248</dc:date>
    <meta:editing-duration>PT19M31S</meta:editing-duration>
    <meta:editing-cycles>3</meta:editing-cycles>
    <meta:document-statistic meta:table-count="1" meta:cell-count="36" meta:object-count="0"/>
  </office:meta>
</office:document-meta>
</file>